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1" svg:font-family="Cambria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4.842cm" style:rel-column-width="16700*"/>
    </style:style>
    <style:style style:name="Таблица1.B" style:family="table-column">
      <style:table-column-properties style:column-width="14.159cm" style:rel-column-width="48835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.A5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fo:language="ru" fo:country="RU" style:font-name-asian="Times New Roman2" style:font-size-asian="12pt" style:font-name-complex="Times New Roman2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paragraph-properties fo:text-align="justify" style:justify-single-word="false"/>
      <style:text-properties style:font-name="Cambria" fo:language="ru" fo:country="RU"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ext_20_body">
      <style:paragraph-properties fo:text-align="justify" style:justify-single-word="false"/>
      <style:text-properties style:font-name="Cambria" fo:language="en" fo:country="US" fo:font-style="italic" fo:font-weight="normal" style:font-style-asian="italic" style:font-weight-asian="normal" style:font-style-complex="italic" style:font-weight-complex="normal"/>
    </style:style>
    <style:style style:name="P7" style:family="paragraph" style:parent-style-name="Heading_20_1">
      <style:text-properties style:font-name="Cambria" fo:language="ru" fo:country="RU"/>
    </style:style>
    <style:style style:name="P8" style:family="paragraph" style:parent-style-name="Text_20_body">
      <style:text-properties style:font-name="Cambria" fo:language="ru" fo:country="RU"/>
    </style:style>
    <style:style style:name="P9" style:family="paragraph" style:parent-style-name="Text_20_body">
      <style:paragraph-properties fo:text-align="justify" style:justify-single-word="false"/>
      <style:text-properties style:font-name="Cambria" fo:language="ru" fo:country="RU" fo:font-weight="bold" style:font-name-asian="Times New Roman2" style:font-weight-asian="bold" style:font-name-complex="Times New Roman2" style:font-weight-complex="bold"/>
    </style:style>
    <style:style style:name="P10" style:family="paragraph" style:parent-style-name="Text_20_body">
      <style:paragraph-properties fo:text-align="justify" style:justify-single-word="false"/>
      <style:text-properties style:font-name="Cambria" fo:language="ru" fo:country="RU" fo:font-style="normal" fo:font-weight="bold" style:font-name-asian="Times New Roman2" style:font-style-asian="normal" style:font-weight-asian="bold" style:font-name-complex="Times New Roman2" style:font-style-complex="normal" style:font-weight-complex="bold"/>
    </style:style>
    <style:style style:name="P11" style:family="paragraph" style:parent-style-name="Text_20_body">
      <style:paragraph-properties fo:text-align="justify" style:justify-single-word="false"/>
      <style:text-properties style:font-name="Cambria" fo:language="ru" fo:country="RU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P12" style:family="paragraph" style:parent-style-name="Text_20_body">
      <style:paragraph-properties fo:text-align="center" style:justify-single-word="false"/>
      <style:text-properties style:font-name="Cambria" fo:language="ru" fo:country="RU"/>
    </style:style>
    <style:style style:name="P13" style:family="paragraph" style:parent-style-name="Text_20_body">
      <style:paragraph-properties fo:text-align="justify" style:justify-single-word="false"/>
      <style:text-properties style:font-name="Cambria" fo:language="ru" fo:country="RU"/>
    </style:style>
    <style:style style:name="P14" style:family="paragraph" style:parent-style-name="Text_20_body">
      <style:text-properties style:font-name="Cambria" fo:language="en" fo:country="US"/>
    </style:style>
    <style:style style:name="P15" style:family="paragraph" style:parent-style-name="Text_20_body">
      <style:paragraph-properties fo:text-align="justify" style:justify-single-word="false"/>
      <style:text-properties style:font-name="Cambria" fo:language="en" fo:country="US"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font-name-asian="Times New Roman2" style:font-name-complex="Times New Roman2"/>
    </style:style>
    <style:style style:name="T3" style:family="text">
      <style:text-properties fo:language="ru" fo:country="RU" fo:font-style="normal" style:font-name-asian="Times New Roman2" style:font-style-asian="normal" style:font-name-complex="Times New Roman2" style:font-style-complex="normal"/>
    </style:style>
    <style:style style:name="T4" style:family="text">
      <style:text-properties fo:language="en" fo:country="US" style:font-name-asian="Times New Roman2" style:font-name-complex="Times New Roman2"/>
    </style:style>
    <style:style style:name="T5" style:family="text">
      <style:text-properties fo:language="en" fo:country="US" fo:font-style="italic" style:font-name-asian="Times New Roman2" style:font-style-asian="italic" style:font-name-complex="Times New Roman2" style:font-style-complex="italic"/>
    </style:style>
    <style:style style:name="T6" style:family="text">
      <style:text-properties fo:language="en" fo:country="US" fo:font-style="normal" style:font-name-asian="Times New Roman2" style:font-style-asian="normal" style:font-name-complex="Times New Roman2" style:font-style-complex="normal"/>
    </style:style>
    <style:style style:name="T7" style:family="text">
      <style:text-properties style:font-name-asian="Times New Roman2" style:font-name-complex="Times New Roman2"/>
    </style:style>
    <style:style style:name="T8" style:family="text">
      <style:text-properties fo:font-style="italic" style:font-name-asian="Times New Roman2" style:font-style-asian="italic" style:font-name-complex="Times New Roman2" style:font-style-complex="italic"/>
    </style:style>
    <style:style style:name="T9" style:family="text">
      <style:text-properties fo:font-style="normal" style:font-name-asian="Times New Roman2" style:font-style-asian="normal" style:font-name-complex="Times New Roman2" style:font-style-complex="normal"/>
    </style:style>
    <style:style style:name="T10" style:family="text">
      <style:text-properties fo:font-weight="normal" style:font-name-asian="Times New Roman2" style:font-weight-asian="normal" style:font-name-complex="Times New Roman2" style:font-weight-complex="normal"/>
    </style:style>
    <style:style style:name="T11" style:family="text">
      <style:text-properties style:font-name="Cambria1" fo:font-style="italic" style:font-name-asian="Times New Roman2" style:font-style-asian="italic" style:font-name-complex="Times New Roman2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<draw:frame draw:style-name="fr1" draw:name="Графический объект1" text:anchor-type="as-char" svg:width="1.011cm" svg:height="0.951cm" draw:z-index="0"><draw:image xlink:href="../images/0178.png" xlink:type="simple" xlink:show="embed" xlink:actuate="onLoad"/></draw:frame></text:p>
          </table:table-cell>
          <table:table-cell table:style-name="Таблица1.B1" office:value-type="string">
            <text:h text:style-name="P7" text:outline-level="1">Арктангенс от двух аргументов</text:h>
          </table:table-cell>
        </table:table-row>
        <table:table-row>
          <table:table-cell table:style-name="Таблица1.A2" office:value-type="string">
            <text:p text:style-name="P3">в палитре</text:p>
          </table:table-cell>
          <table:table-cell table:style-name="Таблица1.B1" office:value-type="string">
            <text:p text:style-name="P14">|<text:span text:style-name="T1">векторизован</text:span>|</text:p>
          </table:table-cell>
        </table:table-row>
        <table:table-row table:style-name="Таблица1.3">
          <table:table-cell table:style-name="Таблица1.A1" office:value-type="string">
            <text:p text:style-name="P2"><draw:frame draw:style-name="fr1" draw:name="Графический объект2" text:anchor-type="as-char" svg:width="2.17cm" svg:height="1.461cm" draw:z-index="1"><draw:image xlink:href="../images/0178s.png" xlink:type="simple" xlink:show="embed" xlink:actuate="onLoad"/></draw:frame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3">
          <table:table-cell table:style-name="Таблица1.A4" office:value-type="string">
            <text:p text:style-name="P3">на схеме</text:p>
          </table:table-cell>
          <table:table-cell table:style-name="Таблица1.B4" office:value-type="string">
            <text:p text:style-name="P4"/>
          </table:table-cell>
        </table:table-row>
        <table:table-row table:style-name="Таблица1.3">
          <table:table-cell table:style-name="Таблица1.A5" table:number-columns-spanned="2" office:value-type="string">
            <text:p text:style-name="P8"><text:span text:style-name="T7">Блок позволяет осуществлять вычисление арктангенса точки на плоскости по ее координатам, то есть определить угол </text:span><text:span text:style-name="T11">α</text:span><text:span text:style-name="T7"> прямой от начала координат до точки </text:span><text:span text:style-name="T4">c </text:span><text:span text:style-name="T7">координатами </text:span><text:span text:style-name="T8">(</text:span><text:span text:style-name="T5">x, y</text:span><text:span text:style-name="T8">)</text:span><text:span text:style-name="T6">:</text:span></text:p>
            <text:p text:style-name="P12"><text:span text:style-name="T7"><draw:frame draw:style-name="fr1" draw:name="Графический объект3" text:anchor-type="as-char" svg:width="6.459cm" svg:height="4.369cm" draw:z-index="2"><draw:image xlink:href="../images/0178_1.png" xlink:type="simple" xlink:show="embed" xlink:actuate="onLoad"/></draw:frame></text:span></text:p>
            <text:p text:style-name="P13"><text:span text:style-name="T7">Блок векторизован, то есть может получать значения арктангенса нескольких точек для пар соответствующих координат. В этом случае на входы должны подаваться массивы значений координат.</text:span></text:p>
            <text:p text:style-name="P9">Входы:</text:p>
            <text:p text:style-name="P6"><text:span text:style-name="T7">Y – </text:span><text:span text:style-name="T3">входной порт для координаты точки по оси ординат (для массива координат);</text:span></text:p>
            <text:p text:style-name="P6"><text:span text:style-name="T7">X</text:span><text:span text:style-name="T2"> </text:span><text:span text:style-name="T7">–</text:span><text:span text:style-name="T2"> </text:span><text:span text:style-name="T3">входной порт для координаты точки по оси абсцисс (для массива координат).</text:span></text:p>
            <text:p text:style-name="P10"/>
            <text:p text:style-name="P10">Выходы:</text:p>
            <text:p text:style-name="P6"><text:span text:style-name="T7">RESULT</text:span><text:span text:style-name="T2"> </text:span><text:span text:style-name="T7">–</text:span><text:span text:style-name="T3"> выходной порт для вектора значений арктангенса (в радианах), размерностью равный количеству пар координат на входе.</text:span></text:p>
            <text:p text:style-name="P6"><text:span text:style-name="T3"/></text:p>
            <text:p text:style-name="P10">Свойства:</text:p>
            <text:p text:style-name="P5"><text:span text:style-name="T10">Блок</text:span><text:span text:style-name="T7"> </text:span><text:span text:style-name="T10">не имеет специфичных свойств</text:span></text:p>
            <text:p text:style-name="P11"/>
            <text:p text:style-name="P10">Параметры:</text:p>
            <text:p text:style-name="P11">Блок не имеет параметров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1" svg:font-family="Cambria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Арктангенс от двух аргументов</dc:title>
    <dc:date>2016-09-20T16:10:57.03</dc:date>
    <meta:generator>OpenOffice/4.1.1$Win32 OpenOffice.org_project/411m6$Build-9775</meta:generator>
    <meta:editing-duration>PT5H25M45S</meta:editing-duration>
    <meta:editing-cycles>94</meta:editing-cycles>
    <dc:creator>ILYA KUBENSKIY</dc:creator>
    <meta:document-statistic meta:table-count="1" meta:image-count="3" meta:object-count="0" meta:page-count="1" meta:paragraph-count="18" meta:word-count="115" meta:character-count="786"/>
  </office:meta>
</office:document-meta>
</file>